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75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1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4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6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7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8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19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булинг узконаправленными специалистами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ункт (целью которого является облегчить жизнь Оле, и решить моё с ней бессилие и дискредитации меня).</text:p>
            <text:p/>
            <text:p><text:span text:style-name="T7">Звонок Оле.</text:span></text:p>
            <text:p><text:span text:style-name="T7">Ольчик.</text:span></text:p>
            <text:p><text:span text:style-name="T7">Хотел услышать твой голос.</text:span></text:p>
            <text:p><text:span text:style-name="T7">Услышал твой голос и стало легче.</text:span></text:p>
            <text:p><text:span text:style-name="T7">Я живу ради тебя.</text:span></text:p>
            <text:p><text:span text:style-name="T7">Ради тебя я просыпаюсь каждое утро и учусь куче разных вещей.</text:span></text:p>
            <text:p><text:span text:style-name="T7">И все твои старания были не напрасны.</text:span></text:p>
            <text:p><text:span text:style-name="T7">Они дали мне достаточно пищи для ума, чтоб теперь я решал всё сам.</text:span></text:p>
            <text:p><text:span text:style-name="T7">Я прошёл дома курс гештальт терапии, и много чего переосмыслил о своей жизни за этих полтора года.</text:span></text:p>
            <text:p><text:span text:style-name="T7">Теперь я не останавливаюсь на достигнутом, и себя не торможу.</text:span></text:p>
            <text:p><text:span text:style-name="T7">Теперь, когда у меня есть какой-то пункт – я вначале делаю пару часов самоанализа, чтоб понять, не являюсь ли я источником проблемы, прежде чем его решать.</text:span></text:p>
            <text:p/>
            <text:p><text:span text:style-name="T7">У меня не было после тебя никого.</text:span></text:p>
            <text:p><text:span text:style-name="T7">Я не могу смотреть другим девчонкам в глаза, потому что глядя на них я вспоминаю тебя.</text:span></text:p>
            <text:p><text:span text:style-name="T7">Твоё доверие.</text:span></text:p>
            <text:p><text:span text:style-name="T7">Тем более я не могу пройти всё то же самое с кем-то другим, или делать вид что этого не было.</text:span></text:p>
            <text:p><text:span text:style-name="T7">Не могу жить с мыслью, как я тебя подвёл.</text:span></text:p>
            <text:p><text:span text:style-name="T7">Мой гештальт привёл давно к концу все мои кредиты, спонтанные выходки, вопли, доказывания, нытьё и всё прочее.</text:span></text:p>
            <text:p><text:span text:style-name="T7">Я теперь просто день и ночь работаю.</text:span></text:p>
            <text:p/>
            <text:p><text:span text:style-name="T7">Последние месяцы того, как мы встречались, моя злость обьяснялась моим ощущением бессилия.</text:span></text:p>
            <text:p><text:span text:style-name="T7">Мне тогда под конец уже надоело прятаться, и я понимал, что того, что я с тобой хотел, у меня не будет.</text:span></text:p>
            <text:p><text:span text:style-name="T7">Мне стоило поддержать твои мысли о разводе. </text:span></text:p>
            <text:p><text:span text:style-name="T7">По крайней мере тогда я бы мог быть с тобой.</text:span></text:p>
            <text:p/>
            <text:p><text:span text:style-name="T7">Твой хахаль чмырит и меня и тебя.</text:span></text:p>
            <text:p><text:span text:style-name="T7">Я дал ему шанс всё утрясти.</text:span></text:p>
            <text:p><text:span text:style-name="T7">И измениться.</text:span></text:p>
            <text:p><text:span text:style-name="T7">Но он мне дальше пишет гадости и намёки на угрозы.</text:span></text:p>
            <text:p><text:span text:style-name="T7">И я думаю, что если это уж до меня долетает, даже когда я уже не захожу ни на какие сайты, то думаю у тебя дома этого точно всего намного больше.</text:span></text:p>
            <text:p/>
            <text:p><text:span text:style-name="T7">Я не могу смотреть как ты там держишься.</text:span></text:p>
            <text:p><text:span text:style-name="T7">И не заслуженно пропадаешь.</text:span></text:p>
            <text:p><text:span text:style-name="T7">Я не могу так поступить с тобой. </text:span></text:p>
            <text:p><text:span text:style-name="T7">Не могу оставить тебя на призволяще.</text:span></text:p>
            <text:p/>
            <text:p><text:span text:style-name="T7">Я знаю, что я был для тебя чуть ли не богом во плоти, и мечтой всей жизни.</text:span></text:p>
            <text:p><text:span text:style-name="T7">Потому что кусочки пазла были у меня в голове. </text:span></text:p>
            <text:p><text:span text:style-name="T7">Я их тогда просто не собрал. </text:span></text:p>
            <text:p><text:span text:style-name="T7">А теперь я их собираю день и ночь. </text:span></text:p>
            <text:p><text:span text:style-name="T7">Мы созданы друг для друга.</text:span></text:p>
            <text:p/>
            <text:p><text:span text:style-name="T7">Я не хочу, чтоб ты бедняжка ходила снова по священникам плакать.</text:span></text:p>
            <text:p><text:span text:style-name="T7">Которые будут вешать тебе лапшу “терпи” только потому, что им выгодно, чтоб ты к ним приходила.</text:span></text:p>
            <text:p/>
            <text:p><text:span text:style-name="T7">Я хочу чтоб ты была счастлива.</text:span></text:p>
            <text:p><text:span text:style-name="T7">Выходи за меня замуж.</text:span></text:p>
            <text:p/>
            <text:p><text:span text:style-name="T7">Да.</text:span></text:p>
            <text:p><text:span text:style-name="T7">Я это сказал.</text:span></text:p>
            <text:p/>
            <text:p><text:span text:style-name="T7">Выходи за меня.</text:span></text:p>
            <text:p/>
            <text:p><text:span text:style-name="T7">Можешь не сразу.</text:span></text:p>
            <text:p><text:span text:style-name="T7">Можешь развестись, пожить два года в своё удовольствие, а потом я спрошу тебя снова.</text:span></text:p>
            <text:p><text:span text:style-name="T7">У меня нет ни малейших сомнений, что ты справишься, и что так – лучше всего.</text:span></text:p>
            <text:p/>
            <text:p><text:span text:style-name="T7">Давай встретимся.</text:span></text:p>
            <text:p><text:span text:style-name="T7">Минут на пятнадцать.</text:span></text:p>
            <text:p/>
            <text:p/>
            <text:p><text:span text:style-name="T7">Я сдерживал себя в сексе чтоб сохранить твой мир. Но теперь я понимаю что лучше б не сдерживал, чтобы тебе было что вспомнить.Поговорим об этом.</text:span></text:p>
            <text:p><text:span text:style-name="T7">Поъдем з тобою в киъв ы з кынцями, хто нам що зробить.</text:span></text:p>
            <text:p/>
            <text:p><text:span text:style-name="T7">Як ні то хоча б скажи що ти про то думаєш.</text:span>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8">Пункт: </text:span><text:span text:style-name="T9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10">то что “подождёт” </text:span><text:span text:style-name="T11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2">Проект: </text:span><text:span text:style-name="T13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раки.</text:p>
          </table:table-cell>
          <table:table-cell table:number-columns-repeated="1023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щё какой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нижение с целью чтоб о них знали больше людей чем обо мн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желание хохлов меняться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справедлив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я ж умнее и больше могу. Почему я обязан делать что они говоря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. А помнишь как ты врачихе с 40 летнем стажем доказывал что тебе уколы надо было дел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помнишь сколько раз они НЕ ДЕЛАЛИ то что НАДО когда могут сделать ТОЛЬКО ОН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помниьш сколько раз ты не говорил шлюхам за что они тебя любя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Уходи. Ты всё убрал. Решил. Отошлёшь завтра эти письм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голод и ничтожность чтоб меня корми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илось постепенным ВГ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з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цать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мотреть видео с рыжими лесб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С той актрисой что 1+1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ижу сиськи – хочу сись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оказать себе что мог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есть так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себе даже. А всем дрочка на кого мне делает только хуж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.. а так быв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щё бы. Конечно бывает. Вспомни Рюмки. Тот же принци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ты говоришь что типа хорошая приманка на куче говна. И ты когда на неё дрочишь то всё остальное летит впридач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ЭНЕРГИЯ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не думал что может мир тебя толкает решать всемирные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реш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ми тулзами вмест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 всего что ты знаешь.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 это решил дав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совсем. Он решает лишь что я знаю. Он не говорит куда с этим ид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е надо. Достаточно знать куда ты можешь ход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зконаправленные членососки тебя так же унижали и делали запреты как узконаправленные программис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ерня это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 один человек в мире не знает что делать с жизнь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хотя бы видишь куда можно ход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. Ольке сообщение напишешь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 не решает всемирные проблемы но говорит что нам де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стввуешь? Ты был ходячий ютюб. Для людей которые в настроении посидеть на порнхабе перед телевизор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Ютюб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вся жизнь моя. Вот что хэппенд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ыгнали с универ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брошен всеми замужними тёлками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мать унижает всю жизн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Отец-шахматист забил бол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соседи опускаю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билы одногруппники-однокурсники всю жизнь кичатся что они лучше меня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каждая платная тёлка отрабатывает время но не цепляет душу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я хочу решать свой гештальт, я не виноват что для этого у меня есть только технические инструмен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что всё остальное вероятности, а я не приемлю вероятность провала после Ол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выставишь на ютюб. Тут всё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1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забыл что живёшь в стране в которой 100 лет были коммунис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ья фишка создавать узконаправленых специалистов а потом управлять ими как стад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ыба без головы – это следствие того что голова умир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ас факто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ь ты хоть трижды гений ты умрёшь через 50 л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не оставлять после себя хоть что-то мир должен будет жить занов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можешь оставлять либо проекты либо знания.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остальное это хуйовое начало конца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втоматизации решения всемирных проблем. Это единственное твоё наследие. ВСЁ. Если оно не решает всемирные проблемы то и стараться не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уда не плюнь – одни спасите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затерялся среди них може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даже наблюдая за тем чего тебе нехватает ты стал спасител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думай что они знали куда тебя толкают. Время такое было. Идиотс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и 5000 лет жили как обезьяны с молотк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за 20 лет придумали Интернет, айфоны, искусственный интеллект, компы, всю биохимию, космонавтику 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рганизму всегда трудно принять что то что из него растёт – не опухол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защитные функции социум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теграция в социум понимаешь. Тебе надо было самому сесть и подумать, как интегрировать эти вещи в тот социум который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единственное чем ты щас занимаеш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how to connect this to the grid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ешь замени этим прикладной ресёрч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ли……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Г взял это за аксиом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смотрел на всё что ну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ебе просто говорю что Виноградов Груп ты не придумал с бухты барах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идумал после того как ты чуть не умер с голода пытаясь быть тем с кем социум сам обьединяется и ищет подход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Ощуща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. да. Что эт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системный анали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руги важ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авно как и важны круги шеринга ментальных кар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роек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бразова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не значит что его можно заменить другими проект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зялся – законч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ак чтоб интегрировать с социум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не кончать” это очень хороший мотивато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цель твоя – не РЕШИТЬ ВСЕМИРНУЮ ПРОБЛЕМУ, а просто состыковать то что у тебя есть с социумом (найти целевую аудиторию и т.п.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есть группа тёлок которая соединится со мной в чём угод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спользуй их. Давай. Пиши свою хуйню. Я посмотрю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ъ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ебе так скажу.если мне надо интегрировать чтоб меня не убили значит я живу в хостайл енваернмент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не моя работа искать кому впарить чипсы. У меня есть чипсы. Кто хочет чипсов идите ко мне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сука вам фантик с перцем подава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40 видок тёлок на каждую фокус групп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упрекнуть каждую мымру которая меня заставляла себе вредить когда я этим занимаюсь. Иногда общая картина полезней чем любые частные затыч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посмотри что там Муся дел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это письмо сохрани на ком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. Всё. Иди. Занимайся сво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ечно игрался в бартер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з-за чего твои идеи были не подключенными к сетям универсального обмен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играли роль личных награ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ты видишь теперь что бабки намного облегчают жизн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ерут на себя роль посредника между твоими и их таракан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“подключение проекта к социуму” это просто тот твой ресёрч с кругом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даже отмечать не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7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лянча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рошай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й да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не умели по другому донести. Одна умеет сосать. Вторая умеет льстить. Третья умеет лечить ра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все они хотели одного. Помочь тебе понять что ценного ты делаешь в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робуй так жить как ты говоришь. Пошли им это видео но только после того как закончишь ресёрч менторинг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ленная бла бла. Решил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не отходи от своей привычки делать 3 уровня. Имей 3 темплейта и всё. 1Й уровень статистика. 2Й фундаментальны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3й прикладной. И всё буд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3 темплейта (на каждый уровен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осто не хотил делиться своими инструментами с теми кого ты хотел ими перера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воим вот этим методом “стать настолько широким что аж прям недвижимый и все действия внутри тебя”,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бл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Л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это всё решил ВЧЕ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 “слабо”. Мол ты недвижимый – подвинем. Ты надутый шарик – проткнё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му виной была та твоя хуйня с сексом которую ты реш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 есть подозрение что не все круги я законч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ты говоришь “круг” но ты увидел. Что твой круг решить тупо не реально без кучи инвестиций которых у тебя не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умай короче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похер. Я просто хочу понять чем мне занимат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жешь сливать схемы в Интер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ой и был план вообще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иноградов Гру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Это была суть. Но ты хотел СКРЫТЬ СВЯЗИ В МОЗГУ. ПОТОМУ ЧТО НАЛИЧИЕ ИХ ВСЕГДА ПОДВЕРГАЛОСЬ ОСПОРЕНИЮ, КРИТИКЕ И НЕЗАСЛУЖЕННОЙ БО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оль была потому что ты трахал всяких Оль. Мы убрали э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ел скрыть потому что это приемущество. Хотя приемущество было не в этом. А в том чтоб отключиться от принудительных работ в любой сфере (где говорят не только ЧТО делать но и КАК это дела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решило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все говорения КАК что-то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/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варь. Ты. В глазах О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Ты решишь это сегодня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улеры не кончаю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 шарик не трес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я согласен что в США например это было бы по друго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тебя бы не чмырили свои 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ы и пишешь только Оле, Ире и Джузер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том в самом конце Мам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они тебя поддержат в чём угодно. А никто больше тебя не достои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. Ид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нимай свои ролики. Снимай схемы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 я наконец-то понял, что за счёт внутренней энергии питаться не получи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ынужден (в силу своего строения) работать на то что “извне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работать на краудфанд гораздо приятней чем на ботлне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ай проблемы человечества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 школы бляд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чилки пятых класов, вторых класов – тупорылые шлюхи типа Пришлячки по сути… обижали меня во всех эпостася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. Снимай. Делай свои пункты. Я загорел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Окей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а которого пинают отоовсюд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и чувака который присосался хоть и может жить оди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а который даже не пытается отпустить кормушку к которой привык даже несмотря на то что она ему уже не по размеру – как ползунки из которых он выро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через менторинг круг пропустишь и всё. У меня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были причины. Убрал причины только когда толпа убра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что хочешь скрыть запис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лма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невыполнимые нормы сделали из тебя чувака который может своим пчихом сделать больше, чем некоторые люди за всю жизн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олично. Добавь это в письмо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ар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. этого достаточ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так делать то мы тебе дадим деньги просто так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ты прав. Иногда даже затычка лучше чем её отсутств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м более такая которую делаешь ты для себя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ты хотел чпокать принцесс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о ты забыл что когда ставишь в раскаряку то любая баба пренцессой перестаёт быть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становится долбанным пердящим гоблино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эти карты сведут с ума любого у кого не твой подх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этот физик не потянет твою норму. Хоть он и в верном направлени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левать что он потянет а что нет. Есть ресёрч. Есть ты. У меня всё.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иди по порядку дневника. Мы помож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иди по дневнику. Хорошо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бизне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это (образование) это проект ВГ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отдельная полка. Дубликаты техники. И т.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Всё. Ну. А то ……….. куда заливать…. Я не знаю. Та дублируй. шо. Хуй его знает как оно пойдё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 том что это не менторинг а едюкейш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умай короч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тоит ли иметь 35 каналов если 2 из них пересекаются. Может можно иметь 34 и делать просто плейлист. 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ума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Отдель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 Потом решишь. Пока доделай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4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5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пизд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лбанные опенсорсер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 них единственный уход это монетизац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6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 их просто не видно за ни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Сени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иха которая всю жизнь тебе нравилась. Но так об этом и не узна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бственно сокрытие. Это серьёзный апгрейд. Смирись пока с этим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казал. Лопает шарик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минимум я помню что Теслу чмырил Эдисон. Но я уверен что были ещё миллионы людей которых так же чмырили так что 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ай проблемы короче. Как умеешь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шарики лоп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 чём не она а ……. мир их рук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динственное что у них хватает самомнения присваивать себе честь за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сердце щими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отдохни. У меня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7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вот. Сдвинуть с места дифференциалы мира. У меня всё. Гештальт проектов таки сделай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ы даже шарики благодарил. Поблагодари и карты. Будь добр.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. Аннаунсю. Булинг решён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9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8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14">Или может есть ли хотя бы инструмент или метод, с которым решить это ЛЕГКО?</text:span></text:p>
            <text:p><text:span text:style-name="T14">В которой решены вопросы изоляции этого от внешней среды во время работы над ним? </text:span></text:p>
            <text:p><text:span text:style-name="T15">(именно ЛЕГКО, и за 1 раз, </text:span><text:span text:style-name="T16">н</text:span><text:span text:style-name="T17">икаких “напрягусь и сделаю”)</text:span><text:span text:style-name="T18">.</text:span></text:p>
            <text:p><text:span text:style-name="T19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=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3 темплейт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стальное добавил в вопросы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1">Решение 9 (напр. Решение болезни или проблемы – таблетки решающие строку короче). </text:span><text:span text:style-name="T2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9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4">
          <table:table-cell table:style-name="ce101" office:value-type="string" calcext:value-type="string">
            <text:p><text:span text:style-name="T20">Твои выходы (статистические, которые ты тут найдёшь, временные затычки) имеют свойство автокоррекции.</text:span></text:p>
            <text:p><text:span text:style-name="T20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1">вопрос кнопки “</text:span><text:span text:style-name="T2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office:forms form:automatic-focus="false" form:apply-design-mode="false"/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office:forms form:automatic-focus="false" form:apply-design-mode="false"/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office:forms form:automatic-focus="false" form:apply-design-mode="false"/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4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10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00:01:27.592366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editing-duration>PT1H41M41S</meta:editing-duration>
    <meta:generator>LibreOffice/6.0.7.3$Linux_X86_64 LibreOffice_project/00m0$Build-3</meta:generator>
    <dc:title>Групинг</dc:title>
    <meta:creation-date>2020-05-30T00:01:31.755841889</meta:creation-date>
    <dc:date>2020-05-30T01:43:29.695315161</dc:date>
    <meta:document-statistic meta:table-count="46" meta:cell-count="736" meta:object-count="0"/>
    <meta:template xlink:type="simple" xlink:actuate="onRequest" xlink:title="Групинг" xlink:href="../../../../../Templates/Групинг1.ots" meta:date="2020-05-30T00:01:29.473936099"/>
  </office:meta>
</office:document-meta>
</file>